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6736" calcext:value-type="float">
            <text:p>96.5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62" calcext:value-type="float">
            <text:p>95.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8648" calcext:value-type="float">
            <text:p>94.3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3592" calcext:value-type="float">
            <text:p>95.0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1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0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8576" calcext:value-type="float">
            <text:p>80.8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0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9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9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9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9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3096" calcext:value-type="float">
            <text:p>71.2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8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7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7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702</text:p>
          </table:table-cell>
          <table:table-cell office:value-type="string" calcext:value-type="string">
            <text:p>197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